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bd40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d40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Graphical abstract </text:span><text:span text:style-name="T3">caption</text:span>: Two theoretical scoring functions can be equally apt at scoring a protein-ligand complex, but only the capacities of the scoring function which was trained in a self-consistent manner would be expected to be generalizab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09:06:36.178871374</meta:creation-date>
    <dc:date>2024-06-27T09:06:51.272029727</dc:date>
    <meta:editing-duration>PT15S</meta:editing-duration>
    <meta:editing-cycles>1</meta:editing-cycles>
    <meta:document-statistic meta:table-count="0" meta:image-count="0" meta:object-count="0" meta:page-count="1" meta:paragraph-count="1" meta:word-count="37" meta:character-count="250" meta:non-whitespace-character-count="214"/>
    <meta:generator>LibreOffice/7.3.7.2$Linux_X86_64 LibreOffice_project/30$Build-2</meta:generator>
  </office:meta>
</office:document-meta>
</file>